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-0.0394in" fo:padding-bottom="-0.0394in" fo:padding-left="-0.0394in" fo:padding-right="-0.0394in" draw:ole-draw-aspect="1"/>
    </style:style>
    <style:style style:name="gr2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6in" svg:height="2.0602in" svg:x="9.1063in" svg:y="0.1567in">
            <draw:object draw:notify-on-update-of-ranges="Sheet1.A4:Sheet1.A25 Sheet1.B3:Sheet1.B3 Sheet1.B4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.6709in" svg:height="2.4575in" svg:x="8.902in" svg:y="2.6248in">
            <draw:object draw:notify-on-update-of-ranges="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5.9205in" svg:height="2.1122in" svg:x="2.6563in" svg:y="5.1555in">
            <draw:object draw:notify-on-update-of-ranges="Sheet1.A4:Sheet1.A25 Sheet1.D3:Sheet1.D3 Sheet1.D4:Sheet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.22" calcext:value-type="float">
            <text:p>1.2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.03" calcext:value-type="float">
            <text:p>0.03</text:p>
          </table:table-cell>
          <table:table-cell office:value-type="float" office:value="1.81" calcext:value-type="float">
            <text:p>1.8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0.11" calcext:value-type="float">
            <text:p>0.11</text:p>
          </table:table-cell>
          <table:table-cell office:value-type="float" office:value="2.58" calcext:value-type="float">
            <text:p>2.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2" calcext:value-type="float">
            <text:p>1252</text:p>
          </table:table-cell>
          <table:table-cell office:value-type="float" office:value="0.11" calcext:value-type="float">
            <text:p>0.11</text:p>
          </table:table-cell>
          <table:table-cell office:value-type="float" office:value="2.64" calcext:value-type="float">
            <text:p>2.6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0.08" calcext:value-type="float">
            <text:p>0.08</text:p>
          </table:table-cell>
          <table:table-cell office:value-type="float" office:value="2.75" calcext:value-type="float">
            <text:p>2.7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9" calcext:value-type="float">
            <text:p>2339</text:p>
          </table:table-cell>
          <table:table-cell office:value-type="float" office:value="0.12" calcext:value-type="float">
            <text:p>0.12</text:p>
          </table:table-cell>
          <table:table-cell office:value-type="float" office:value="3.41" calcext:value-type="float">
            <text:p>3.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4" calcext:value-type="float">
            <text:p>2324</text:p>
          </table:table-cell>
          <table:table-cell office:value-type="float" office:value="0.16" calcext:value-type="float">
            <text:p>0.16</text:p>
          </table:table-cell>
          <table:table-cell office:value-type="float" office:value="3.74" calcext:value-type="float">
            <text:p>3.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53" calcext:value-type="float">
            <text:p>3453</text:p>
          </table:table-cell>
          <table:table-cell office:value-type="float" office:value="0.19" calcext:value-type="float">
            <text:p>0.19</text:p>
          </table:table-cell>
          <table:table-cell office:value-type="float" office:value="4.92" calcext:value-type="float">
            <text:p>4.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7" calcext:value-type="float">
            <text:p>4087</text:p>
          </table:table-cell>
          <table:table-cell office:value-type="float" office:value="0.21" calcext:value-type="float">
            <text:p>0.21</text:p>
          </table:table-cell>
          <table:table-cell office:value-type="float" office:value="5.55" calcext:value-type="float">
            <text:p>5.5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70" calcext:value-type="float">
            <text:p>4570</text:p>
          </table:table-cell>
          <table:table-cell office:value-type="float" office:value="0.28" calcext:value-type="float">
            <text:p>0.28</text:p>
          </table:table-cell>
          <table:table-cell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45" calcext:value-type="float">
            <text:p>4545</text:p>
          </table:table-cell>
          <table:table-cell office:value-type="float" office:value="0.22" calcext:value-type="float">
            <text:p>0.22</text:p>
          </table:table-cell>
          <table:table-cell office:value-type="float" office:value="5.52" calcext:value-type="float">
            <text:p>5.5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22" calcext:value-type="float">
            <text:p>4822</text:p>
          </table:table-cell>
          <table:table-cell office:value-type="float" office:value="0.26" calcext:value-type="float">
            <text:p>0.26</text:p>
          </table:table-cell>
          <table:table-cell office:value-type="float" office:value="5.7" calcext:value-type="float">
            <text:p>5.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03" calcext:value-type="float">
            <text:p>4803</text:p>
          </table:table-cell>
          <table:table-cell office:value-type="float" office:value="0.37" calcext:value-type="float">
            <text:p>0.37</text:p>
          </table:table-cell>
          <table:table-cell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95" calcext:value-type="float">
            <text:p>4795</text:p>
          </table:table-cell>
          <table:table-cell office:value-type="float" office:value="0.27" calcext:value-type="float">
            <text:p>0.27</text:p>
          </table:table-cell>
          <table:table-cell office:value-type="float" office:value="6.41" calcext:value-type="float">
            <text:p>6.4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70" calcext:value-type="float">
            <text:p>4770</text:p>
          </table:table-cell>
          <table:table-cell office:value-type="float" office:value="0.31" calcext:value-type="float">
            <text:p>0.31</text:p>
          </table:table-cell>
          <table:table-cell office:value-type="float" office:value="6.24" calcext:value-type="float">
            <text:p>6.2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04" calcext:value-type="float">
            <text:p>8304</text:p>
          </table:table-cell>
          <table:table-cell office:value-type="float" office:value="0.39" calcext:value-type="float">
            <text:p>0.39</text:p>
          </table:table-cell>
          <table:table-cell office:value-type="float" office:value="9.1" calcext:value-type="float">
            <text:p>9.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7:00:52.762741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8T17:06:38.879392341</dc:date>
    <meta:editing-duration>P1DT42M27S</meta:editing-duration>
    <meta:editing-cycles>21</meta:editing-cycles>
    <meta:document-statistic meta:table-count="1" meta:cell-count="7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5cm" svg:height="5.234cm" xlink:href=".." xlink:type="simple" chart:class="chart:line" chart:style-name="ch1">
        <chart:legend chart:legend-position="bottom" svg:x="5.567cm" svg:y="4.635cm" style:legend-expansion="wide" chart:style-name="ch2"/>
        <chart:plot-area chart:style-name="ch3" table:cell-range-address="Sheet1.A3:Sheet1.B25" chart:data-source-has-labels="both" svg:x="0.265cm" svg:y="0.104cm" svg:width="12.745cm" svg:height="4.243cm">
          <chart:coordinate-region svg:x="1.257cm" svg:y="0.303cm" svg:width="11.381cm" svg:height="3.397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" chart:label-cell-address="Sheet1.B3:Sheet1.B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">
                <text:p>0</text:p>
                <draw:g>
                  <svg:desc>Sheet1.B4:Sheet1.B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6.243cm" xlink:href=".." xlink:type="simple" chart:class="chart:line" chart:style-name="ch1">
        <chart:legend chart:legend-position="bottom" svg:x="5.894cm" svg:y="5.644cm" style:legend-expansion="wide" chart:style-name="ch2"/>
        <chart:plot-area chart:style-name="ch3" table:cell-range-address="Sheet1.A4:Sheet1.A25 Sheet1.C3:Sheet1.C25" chart:data-source-has-labels="both" svg:x="0.288cm" svg:y="0.124cm" svg:width="13.829cm" svg:height="5.212cm">
          <chart:coordinate-region svg:x="1.2cm" svg:y="0.323cm" svg:width="12.73cm" svg:height="4.366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.06">
                <text:p>0.06</text:p>
                <draw:g>
                  <svg:desc>Sheet1.C4:Sheet1.C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9cm" svg:height="5.366cm" xlink:href=".." xlink:type="simple" chart:class="chart:line" chart:style-name="ch1">
        <chart:legend chart:legend-position="bottom" svg:x="6.158cm" svg:y="4.767cm" style:legend-expansion="wide" chart:style-name="ch2"/>
        <chart:plot-area chart:style-name="ch3" table:cell-range-address="Sheet1.A4:Sheet1.A25 Sheet1.D3:Sheet1.D25" chart:data-source-has-labels="both" svg:x="0.3cm" svg:y="0.107cm" svg:width="14.439cm" svg:height="4.369cm">
          <chart:coordinate-region svg:x="0.736cm" svg:y="0.306cm" svg:width="13.631cm" svg:height="3.523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" chart:label-cell-address="Sheet1.D3:Sheet1.D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1.22">
                <text:p>1.22</text:p>
                <draw:g>
                  <svg:desc>Sheet1.D4:Sheet1.D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